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4F000001099FFCADD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0.847cm"/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.27cm"/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Title">
      <style:paragraph-properties fo:text-align="center" style:justify-single-word="false"/>
      <style:text-properties officeooo:rsid="0001ab8a" officeooo:paragraph-rsid="0001ab8a"/>
    </style:style>
    <style:style style:name="P4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5" style:family="paragraph" style:parent-style-name="Footer">
      <style:text-properties fo:language="gl" fo:country="ES"/>
    </style:style>
    <style:style style:name="P6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ing_20_1" style:list-style-name="WWNum8"/>
    <style:style style:name="P9" style:family="paragraph" style:parent-style-name="Heading_20_1" style:list-style-name="WWNum8">
      <style:paragraph-properties fo:margin-top="0cm" fo:margin-bottom="0cm" style:contextual-spacing="false" fo:break-before="page"/>
    </style:style>
    <style:style style:name="P10" style:family="paragraph" style:parent-style-name="Standard" style:master-page-name="Standard">
      <style:paragraph-properties style:page-number="0"/>
      <style:text-properties fo:language="gl" fo:country="ES"/>
    </style:style>
    <style:style style:name="P11" style:family="paragraph" style:parent-style-name="Standard">
      <style:text-properties fo:language="gl" fo:country="ES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Calibri Light" fo:font-size="9pt" style:font-size-asian="9pt" style:font-name-complex="Calibri Light1" style:font-size-complex="9pt"/>
    </style:style>
    <style:style style:name="T2" style:family="text">
      <style:text-properties style:font-name="Calibri Light" fo:font-size="10pt" fo:language="gl" fo:country="ES" style:font-size-asian="10pt" style:font-name-complex="Calibri Light1" style:font-size-complex="10pt"/>
    </style:style>
    <style:style style:name="T3" style:family="text">
      <style:text-properties fo:language="gl" fo:country="ES"/>
    </style:style>
    <style:style style:name="T4" style:family="text">
      <style:text-properties fo:language="gl" fo:country="ES" style:text-underline-style="solid" style:text-underline-width="auto" style:text-underline-color="font-color"/>
    </style:style>
    <style:style style:name="T5" style:family="text">
      <style:text-properties fo:color="#1f3864" loext:opacity="100%" fo:font-size="14pt" fo:language="gl" fo:country="ES" fo:font-style="italic" fo:font-weight="bold" style:font-size-asian="14pt" style:font-style-asian="italic" style:font-weight-asian="bold" style:font-size-complex="14pt" style:font-style-complex="italic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6" style:family="text">
      <style:text-properties fo:color="#1f3864" loext:opacity="100%" fo:font-size="14pt" fo:language="gl" fo:country="ES" fo:font-weight="bold" style:font-size-asian="14pt" style:font-weight-asian="bold" style:font-size-complex="14pt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7" style:family="text">
      <style:text-properties fo:font-size="14pt" fo:language="gl" fo:country="ES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gl" fo:country="ES" style:font-size-asian="14pt" style:font-size-complex="14pt"/>
    </style:style>
    <style:style style:name="T9" style:family="text">
      <style:text-properties fo:font-size="12pt" style:font-size-asian="12pt" style:language-asian="es" style:country-asian="ES" style:font-size-complex="12pt"/>
    </style:style>
    <style:style style:name="T10" style:family="text">
      <style:text-properties text:display="true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center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357cm" fo:min-width="15.933cm" fo:padding-top="0.127cm" fo:padding-bottom="0.127cm" fo:padding-left="0.254cm" fo:padding-right="0.254cm" fo:wrap-option="wrap" loext:decorative="false" fo:margin-left="0.303cm" fo:margin-right="0.372cm" fo:margin-top="0.111cm" fo:margin-bottom="0.152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><draw:custom-shape text:anchor-type="char" draw:z-index="1" draw:name="Cuadro de texto 2" draw:style-name="gr1" draw:text-style-name="P15" svg:width="16.44cm" svg:height="2.61cm" svg:x="-0.72cm" svg:y="1.037cm"><text:p text:style-name="P3">DISTRIBUIDORA DE PRODUCTOS QUÍMICOS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 loext:marker-style-name="T3"/>
      <text:p text:style-name="P11" loext:marker-style-name="T3"/>
      <text:p text:style-name="P12" loext:marker-style-name="T3"><text:span text:style-name="T3">[imagen decorar portada]</text:span><text:span text:style-name="T3"/></text:p>
      <text:p text:style-name="P11" loext:marker-style-name="T3"/>
      <text:p text:style-name="P11" loext:marker-style-name="T3"/>
      <text:p text:style-name="P13" loext:marker-style-name="T5"><text:span text:style-name="T5">url Github</text:span><text:span text:style-name="T5"/></text:p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Standard" loext:marker-style-name="T7"><text:span text:style-name="T7">Nome <text:s/>Alumno/a:</text:span><text:span text:style-name="T7"/></text:p>
      <text:p text:style-name="P14" loext:marker-style-name="T5"><text:soft-page-break/><text:span text:style-name="T5">Nome completo e apelidos</text:span><text:span text:style-name="T5"/></text:p>
      <text:p text:style-name="Standard" loext:marker-style-name="T5"><text:span text:style-name="T7">Curso: <text:s/></text:span><text:span text:style-name="T5">1º DAM</text:span><text:span text:style-name="T6"> <text:s text:c="15"/></text:span><text:span text:style-name="T7"><text:tab/>Materia:</text:span><text:span text:style-name="T8"> </text:span><text:span text:style-name="T5">Bases de Datos – Proyecto Final 24/25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>Cont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 loext:marker-style-name="T3"><text:span text:style-name="T3">Contido</text:span><text:span text:style-name="T3"/></text:p>
          </text:index-title>
          <text:p text:style-name="P1" loext:marker-style-name="T9"><text:a xlink:type="simple" xlink:href="#_Toc197794426" text:style-name="Index_20_Link" text:visited-style-name="Index_20_Link"><text:span text:style-name="T3">1.</text:span><text:span text:style-name="T9"><text:tab/></text:span><text:span text:style-name="T3">Introducción</text:span><text:span text:style-name="T10"><text:tab/>2</text:span></text:a></text:p>
          <text:p text:style-name="P1" loext:marker-style-name="T9"><text:a xlink:type="simple" xlink:href="#_Toc197794427" text:style-name="Index_20_Link" text:visited-style-name="Index_20_Link"><text:span text:style-name="T3">2.</text:span><text:span text:style-name="T9"><text:tab/></text:span><text:span text:style-name="T3">Descripción del Problema / Requisitos</text:span><text:span text:style-name="T10"><text:tab/>2</text:span></text:a></text:p>
          <text:p text:style-name="P1" loext:marker-style-name="T9"><text:a xlink:type="simple" xlink:href="#_Toc197794428" text:style-name="Index_20_Link" text:visited-style-name="Index_20_Link"><text:span text:style-name="T3">3.</text:span><text:span text:style-name="T9"><text:tab/></text:span><text:span text:style-name="T3">Modelo Conceptual</text:span><text:span text:style-name="T10"><text:tab/>2</text:span></text:a></text:p>
          <text:p text:style-name="P1" loext:marker-style-name="T9"><text:a xlink:type="simple" xlink:href="#_Toc197794429" text:style-name="Index_20_Link" text:visited-style-name="Index_20_Link"><text:span text:style-name="T3">4.</text:span><text:span text:style-name="T9"><text:tab/></text:span><text:span text:style-name="T3">Modelo Relacional</text:span><text:span text:style-name="T10"><text:tab/>2</text:span></text:a></text:p>
          <text:p text:style-name="P1" loext:marker-style-name="T9"><text:a xlink:type="simple" xlink:href="#_Toc197794430" text:style-name="Index_20_Link" text:visited-style-name="Index_20_Link"><text:span text:style-name="T3">5.</text:span><text:span text:style-name="T9"><text:tab/></text:span><text:span text:style-name="T3">Proceso de Normalización</text:span><text:span text:style-name="T10"><text:tab/>2</text:span></text:a></text:p>
          <text:p text:style-name="P1" loext:marker-style-name="T9"><text:a xlink:type="simple" xlink:href="#_Toc197794431" text:style-name="Index_20_Link" text:visited-style-name="Index_20_Link"><text:span text:style-name="T3">6.</text:span><text:span text:style-name="T9"><text:tab/></text:span><text:span text:style-name="T3">Script de Creación de la Base de Datos</text:span><text:span text:style-name="T10"><text:tab/>2</text:span></text:a></text:p>
          <text:p text:style-name="P1" loext:marker-style-name="T9"><text:a xlink:type="simple" xlink:href="#_Toc197794432" text:style-name="Index_20_Link" text:visited-style-name="Index_20_Link"><text:span text:style-name="T3">7.</text:span><text:span text:style-name="T9"><text:tab/></text:span><text:span text:style-name="T3">Carga de Datos Inicial</text:span><text:span text:style-name="T10"><text:tab/>2</text:span></text:a></text:p>
          <text:p text:style-name="P1" loext:marker-style-name="T9"><text:a xlink:type="simple" xlink:href="#_Toc197794433" text:style-name="Index_20_Link" text:visited-style-name="Index_20_Link"><text:span text:style-name="T3">8.</text:span><text:span text:style-name="T9"><text:tab/></text:span><text:span text:style-name="T3">Funciones y Procedimientos Almacenados</text:span><text:span text:style-name="T10"><text:tab/>2</text:span></text:a></text:p>
          <text:p text:style-name="P1" loext:marker-style-name="T9"><text:a xlink:type="simple" xlink:href="#_Toc197794434" text:style-name="Index_20_Link" text:visited-style-name="Index_20_Link"><text:span text:style-name="T3">9.</text:span><text:span text:style-name="T9"><text:tab/></text:span><text:span text:style-name="T3">Triggers</text:span><text:span text:style-name="T10"><text:tab/>2</text:span></text:a></text:p>
          <text:p text:style-name="P2" loext:marker-style-name="T9"><text:a xlink:type="simple" xlink:href="#_Toc197794435" text:style-name="Index_20_Link" text:visited-style-name="Index_20_Link"><text:span text:style-name="T3">10.</text:span><text:span text:style-name="T9"><text:tab/></text:span><text:span text:style-name="T3">Consultas SQL</text:span><text:span text:style-name="T10"><text:tab/>2</text:span></text:a></text:p>
          <text:p text:style-name="P2" loext:marker-style-name="T9"><text:a xlink:type="simple" xlink:href="#_Toc197794436" text:style-name="Index_20_Link" text:visited-style-name="Index_20_Link"><text:span text:style-name="T3">11.</text:span><text:span text:style-name="T9"><text:tab/></text:span><text:span text:style-name="T3">Casos de Prueba y Simulación</text:span><text:span text:style-name="T10"><text:tab/>2</text:span></text:a></text:p>
          <text:p text:style-name="P2" loext:marker-style-name="T9"><text:a xlink:type="simple" xlink:href="#_Toc197794437" text:style-name="Index_20_Link" text:visited-style-name="Index_20_Link"><text:span text:style-name="T3">12.</text:span><text:span text:style-name="T9"><text:tab/></text:span><text:span text:style-name="T3">Resultados y Verificación</text:span><text:span text:style-name="T10"><text:tab/>2</text:span></text:a></text:p>
          <text:p text:style-name="P2" loext:marker-style-name="T9"><text:a xlink:type="simple" xlink:href="#_Toc197794438" text:style-name="Index_20_Link" text:visited-style-name="Index_20_Link"><text:span text:style-name="T3">13.</text:span><text:span text:style-name="T9"><text:tab/></text:span><text:span text:style-name="T3">Capturas de Pantalla (opcional)</text:span><text:span text:style-name="T10"><text:tab/>2</text:span></text:a></text:p>
          <text:p text:style-name="P2" loext:marker-style-name="T9"><text:a xlink:type="simple" xlink:href="#_Toc197794439" text:style-name="Index_20_Link" text:visited-style-name="Index_20_Link"><text:span text:style-name="T3">14.</text:span><text:span text:style-name="T9"><text:tab/></text:span><text:span text:style-name="T3">Conclusiones y Mejoras Futuras</text:span><text:span text:style-name="T10"><text:tab/>2</text:span></text:a></text:p>
          <text:p text:style-name="P2" loext:marker-style-name="T9"><text:a xlink:type="simple" xlink:href="#_Toc197794440" text:style-name="Index_20_Link" text:visited-style-name="Index_20_Link"><text:span text:style-name="T3">15.</text:span><text:span text:style-name="T9"><text:tab/></text:span><text:span text:style-name="T3">Enlace al Repositorio en GitHub</text:span><text:span text:style-name="T10"><text:tab/>3</text:span></text:a></text:p>
          <text:p text:style-name="P11" loext:marker-style-name="T3"/>
        </text:index-body>
      </text:table-of-content>
      <text:list text:style-name="WWNum8">
        <text:list-item>
          <text:h text:style-name="P9" text:outline-level="1" loext:marker-style-name="T3"><text:bookmark-start text:name="_Toc197794426"/><text:span text:style-name="T3">Introducción</text:span><text:bookmark-end text:name="_Toc197794426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27"/><text:span text:style-name="T3">Descripción del Problema / Requisitos</text:span><text:bookmark-end text:name="_Toc197794427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28"/><text:span text:style-name="T3">Modelo Conceptual</text:span><text:bookmark-end text:name="_Toc197794428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29"/><text:span text:style-name="T3">Modelo Relacional</text:span><text:bookmark-end text:name="_Toc197794429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0"/><text:span text:style-name="T3">Proceso de Normalización</text:span><text:bookmark-end text:name="_Toc197794430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1"/><text:span text:style-name="T3">Script de Creación de la Base de Datos</text:span><text:bookmark-end text:name="_Toc197794431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2"/><text:span text:style-name="T3">Carga de Datos Inicial</text:span><text:bookmark-end text:name="_Toc197794432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3"/><text:span text:style-name="T3">Funciones y Procedimientos Almacenados</text:span><text:bookmark-end text:name="_Toc197794433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4"/><text:span text:style-name="T3">Triggers</text:span><text:bookmark-end text:name="_Toc197794434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5"/><text:span text:style-name="T3">Consultas SQL</text:span><text:bookmark-end text:name="_Toc197794435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span text:style-name="T3"><text:s/></text:span><text:bookmark-start text:name="_Toc197794436"/><text:span text:style-name="T3">Casos de Prueba y Simulación</text:span><text:bookmark-end text:name="_Toc197794436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7"/><text:span text:style-name="T3">Resultados y Verificación</text:span><text:bookmark-end text:name="_Toc197794437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8"/><text:span text:style-name="T3">Capturas de Pantalla (opcional)</text:span><text:bookmark-end text:name="_Toc197794438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9"/><text:span text:style-name="T3">Conclusiones y Mejoras Futuras</text:span><text:bookmark-end text:name="_Toc197794439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40"/><text:soft-page-break/><text:span text:style-name="T3">Enlace al Repositorio en GitHub</text:span><text:bookmark-end text:name="_Toc197794440"/><text:span text:style-name="T3"/></text:h>
        </text:list-item>
      </text:list>
      <text:p text:style-name="Standard" loext:marker-style-name="T4"><text:span text:style-name="T3">Describe aquí...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.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.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Arial Rounded MT Bold" fo:font-family="'Arial Rounded MT Bold'" style:font-family-generic="swiss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loext:linked-style-name="Sen_20_espazamento_20_Carác.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letter-kerning="false" style:font-name-asian="Calibri1" style:font-family-asian="Calibri" style:font-family-generic-asian="system" style:font-pitch-asian="variable" style:language-asian="es" style:country-asian="ES"/>
    </style:style>
    <style:style style:name="Title" style:family="paragraph" style:parent-style-name="Standard" style:next-style-name="Standard" loext:linked-style-name="Título_20_Carác." style:class="chapter">
      <style:paragraph-properties fo:margin-top="0cm" fo:margin-bottom="0cm" style:contextual-spacing="true" fo:line-height="100%"/>
      <style:text-properties fo:color="#1f3864" loext:opacity="100%" style:font-name="Arial Rounded MT Bold" fo:font-family="'Arial Rounded MT Bold'" style:font-family-generic="swiss" style:font-pitch="variable" fo:font-size="24pt" fo:letter-spacing="-0.018cm" fo:font-weight="bold" style:letter-kerning="true" style:font-name-asian="Calibri1" style:font-family-asian="Calibri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8pt">
        <loext:char-complex-color loext:theme-type="accent1" loext:color-type="theme">
          <loext:transformation loext:type="shade" loext:value="4980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font-name="Calibri Light" fo:font-family="'Calibri Light'" style:font-family-generic="roman" style:font-pitch="variable" fo:font-weight="normal" style:letter-kerning="false" style:language-asian="es" style:country-asian="ES" style:font-weight-asian="normal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ceir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é_20_de_20_páxin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en_20_espazamento_20_Carác." style:display-name="Sen espazamento Carác." style:family="text" style:parent-style-name="Default_20_Paragraph_20_Font" loext:linked-style-name="No_20_Spacing">
      <style:text-properties style:letter-kerning="false" style:font-name-asian="Calibri1" style:font-family-asian="Calibri" style:font-family-generic-asian="system" style:font-pitch-asian="variable" style:language-asian="es" style:country-asian="ES"/>
    </style:style>
    <style:style style:name="Título_20_1_20_Carác." style:display-name="Título 1 Carác." style:family="text" style:parent-style-name="Default_20_Paragraph_20_Font">
      <style:text-properties fo:color="#2f5496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Carác." style:display-name="Título Carác." style:family="text" style:parent-style-name="Default_20_Paragraph_20_Font">
      <style:text-properties fo:color="#1f3864" loext:opacity="100%" style:font-name="Arial Rounded MT Bold" fo:font-family="'Arial Rounded MT Bold'" style:font-family-generic="swiss" style:font-pitch="variable" fo:font-size="24pt" fo:letter-spacing="-0.018cm" fo:font-weight="bold" style:letter-kerning="true" style:font-name-asian="Calibri1" style:font-family-asian="Calibri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8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ítulo_20_2_20_Carác." style:display-name="Título 2 Carác." style:family="text" style:parent-style-name="Default_20_Paragraph_20_Font">
      <style:text-properties fo:color="#2f5496" loext:opacity="100%" style:font-name="Arial Rounded MT Bold" fo:font-family="'Arial Rounded MT Bold'" style:font-family-generic="swiss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Cabeceira_20_Carác." style:display-name="Cabeceira Carác." style:family="text" style:parent-style-name="Default_20_Paragraph_20_Font"/>
    <style:style style:name="Pé_20_de_20_páxina_20_Carác." style:display-name="Pé de páxina Carác.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P4" style:family="paragraph" style:parent-style-name="Footer">
      <style:text-properties fo:language="gl" fo:country="ES"/>
    </style:style>
    <style:style style:name="MT1" style:family="text">
      <style:text-properties style:font-name="Calibri Light" fo:font-size="9pt" style:font-size-asian="9pt" style:font-name-complex="Calibri Light1" style:font-size-complex="9pt"/>
    </style:style>
    <style:style style:name="MT2" style:family="text">
      <style:text-properties style:font-name="Calibri Light" fo:font-size="10pt" fo:language="gl" fo:country="ES" style:font-size-asian="10pt" style:font-name-complex="Calibri Light1" style:font-size-complex="10pt"/>
    </style:style>
    <style:style style:name="MT3" style:family="text">
      <style:text-properties fo:language="gl" fo:country="ES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center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TÍTULO TRABALLO | AUTOR</text:span><text:span text:style-name="MT1"/></text:p>
      </style:header>
      <style:header-first>
        <text:p text:style-name="MP2"><draw:frame draw:style-name="Mfr1" draw:name="Imagen 2" text:anchor-type="char" svg:y="-0.561cm" svg:width="19.179cm" svg:height="1.931cm" draw:z-index="0"><draw:image xlink:href="Pictures/1000000000000A4F000001099FFCADDD.jpg" xlink:type="simple" xlink:show="embed" xlink:actuate="onLoad" draw:mime-type="image/jpeg"/></draw:frame></text:p>
      </style:header-first>
      <style:footer>
        <text:p text:style-name="MP3" loext:marker-style-name="MT2"><text:span text:style-name="MT2">Páxina </text:span><text:span text:style-name="MT2"><text:page-number text:select-page="current">3</text:page-number></text:span><text:span text:style-name="MT2"><text:s/>de </text:span><text:span text:style-name="MT2"><text:page-count>4</text:page-count></text:span></text:p>
        <text:p text:style-name="MP4" loext:marker-style-name="MT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VIER</meta:initial-creator>
    <meta:editing-cycles>3</meta:editing-cycles>
    <meta:creation-date>2025-05-10T16:28:00</meta:creation-date>
    <dc:date>2025-05-12T11:31:24.147000000</dc:date>
    <meta:editing-duration>PT5M21S</meta:editing-duration>
    <meta:generator>LibreOffice/24.2.2.2$Windows_X86_64 LibreOffice_project/d56cc158d8a96260b836f100ef4b4ef25d6f1a01</meta:generator>
    <meta:document-statistic meta:table-count="0" meta:image-count="1" meta:object-count="0" meta:page-count="4" meta:paragraph-count="54" meta:word-count="215" meta:character-count="1328" meta:non-whitespace-character-count="1162"/>
    <meta:user-defined meta:name="AppVersion">16.0000</meta:user-defined>
    <meta:template xlink:type="simple" xlink:actuate="onRequest" xlink:title="Modelo memoria xustificativa proxecto final ciclo.dotx" xlink:href=""/>
  </office:meta>
</office:document-meta>
</file>